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90000001904C2CB330BD0EE51C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P4" style:family="paragraph" style:parent-style-name="Heading_20_3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officeooo:rsid="002192e5" officeooo:paragraph-rsid="002192e5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2192e5" officeooo:paragraph-rsid="002192e5"/>
    </style:style>
    <style:style style:name="P7" style:family="paragraph" style:parent-style-name="Standard">
      <style:paragraph-properties fo:text-align="start" style:justify-single-word="false"/>
      <style:text-properties fo:font-weight="bold" officeooo:rsid="002192e5" officeooo:paragraph-rsid="002192e5" style:font-weight-asian="bold" style:font-weight-complex="bold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color="#158466" style:font-name="DejaVu Sans" fo:font-style="normal" style:text-underline-style="none" fo:font-weight="bold" officeooo:rsid="002192e5" style:font-style-asian="normal" style:font-weight-asian="bold" style:font-style-complex="normal" style:font-weight-complex="bold"/>
    </style:style>
    <style:style style:name="T4" style:family="text">
      <style:text-properties style:font-name="DejaVu Sans"/>
    </style:style>
    <style:style style:name="T5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fo:color="#c921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h text:style-name="P4" text:outline-level="3">Bloco 8</text:h>
      <text:h text:style-name="P4" text:outline-level="3">Dia 04 - JavaScript ES6 - Higher Order Functions – reduce</text:h>
      <text:p text:style-name="P5"/>
      <text:p text:style-name="P5"/>
      <text:p text:style-name="P7">O que vamos aprender?</text:p>
      <text:p text:style-name="P7"/>
      <text:p text:style-name="P5">Hoje você vai aprender sobre outra Higher Order Functions : <text:span text:style-name="T6">Array.reduce</text:span></text:p>
      <text:p text:style-name="P5">Essa função é, talvez, uma das mais poderosas funções para manipulação e criação de arrays. Ela deixará seu código mais legível, conciso e expressivo.</text:p>
      <text:p text:style-name="P5"/>
      <text:p text:style-name="P7">Você será capaz de:</text:p>
      <text:list xml:id="list2862526914" text:style-name="L1">
        <text:list-item>
          <text:p text:style-name="P6">Utilizar a função Array.reduce para manipular e construir arrays;</text:p>
        </text:list-item>
      </text:list>
      <text:p text:style-name="P5"/>
      <text:p text:style-name="P7">Array.reduce</text:p>
      <text:p text:style-name="P7"/>
      <text:p text:style-name="P5">O reduce é diferente das outras HOFs : ele possui um parâmetro a mais para a função que recebe como parâmetro. Esse parâmetro é chamado de acumulador , comumente referido como acc . E o que ele faz? Ele serve para acumular dentro de si os resultados das funções. Pense assim: caso não exista segundo parâmetro no reduce , para um array de cinco elementos, o reduce executará a função passada como parâmetro quatro vezes. O valor inicial de acc será a primeira posição do array. Na primeira iteração ele realiza a função com o primeiro valor do array que está em acc com a segunda posição que está em seu segundo parâmetro curr , que é chamado de current . Na segunda vez, acc conterá o retorno da primeira iteração, na terceira, o retorno da primeira e da segunda, e assim por diante. Olhe no exemplo abaixo:</text:p>
      <text:p text:style-name="P5">A função soma todos os valores de um array:</text:p>
      <text:p text:style-name="P5">Apenas com o for :</text:p>
      <text:p text:style-name="P5"/>
      <text:p text:style-name="P5"/>
      <text:p text:style-name="P5"/>
      <text:p text:style-name="P5"/>
      <text:p text:style-name="P5"/>
      <text:p text:style-name="P5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fo:color="#158466" style:font-name="DejaVu Sans" fo:font-style="normal" style:text-underline-style="none" fo:font-weight="bold" officeooo:rsid="002192e5" style:font-style-asian="normal" style:font-weight-asian="bold" style:font-style-complex="normal" style:font-weight-complex="bold"/>
    </style:style>
    <style:style style:name="M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5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0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 </text:span><text:span text:style-name="MT3">8.4</text:span><text:span text:style-name="MT4"> <text:s text:c="6"/></text:span><text:span text:style-name="MT5"><text:s text:c="19"/>Data: </text:span><text:span text:style-name="MT5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1-10-07T12:31:01.895810993</dc:date>
    <meta:editing-duration>PT1H14M30S</meta:editing-duration>
    <meta:editing-cycles>5</meta:editing-cycles>
    <meta:generator>LibreOffice/6.4.7.2$Linux_X86_64 LibreOffice_project/40$Build-2</meta:generator>
    <meta:document-statistic meta:table-count="0" meta:image-count="1" meta:object-count="0" meta:page-count="1" meta:paragraph-count="12" meta:word-count="233" meta:character-count="1383" meta:non-whitespace-character-count="1085"/>
  </office:meta>
</office:document-meta>
</file>